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1cm" fo:min-width="5.851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44cm" fo:min-width="1.72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6.48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6.644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3.15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83cm" fo:min-width="4.351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999cm" svg:x="2.589cm" svg:y="2.905cm">
          <text:p text:style-name="P1">Clipboard chang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draw:layer="layout" svg:width="4.445cm" svg:height="1.587cm" svg:x="3.542cm" svg:y="4.923cm">
          <text:p text:style-name="P1">isURL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6.985cm" svg:height="0.999cm" svg:x="2.033cm" svg:y="8.12cm">
          <text:p text:style-name="P1">Add to UR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7.144cm" svg:height="0.953cm" svg:x="1.953cm" svg:y="12.882cm">
          <text:p text:style-name="P1">Add to downloading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7.303cm" svg:height="2.223cm" svg:x="1.874cm" svg:y="10.002cm">
          <text:p text:style-name="P1">Try downloa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draw:layer="layout" svg:width="6.032cm" svg:height="1.905cm" svg:x="10.843cm" svg:y="12.66cm">
          <text:p text:style-name="P1">downloading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" draw:layer="layout" svg:width="6.032cm" svg:height="1.905cm" svg:x="10.526cm" svg:y="8.097cm">
          <text:p text:style-name="P1">URL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9:27:32.780761644</meta:creation-date>
    <dc:date>2023-11-25T11:50:28.845845277</dc:date>
    <meta:editing-duration>PT2H22M56S</meta:editing-duration>
    <meta:editing-cycles>2</meta:editing-cycles>
    <meta:generator>LibreOffice/7.6.2.1$Linux_X86_64 LibreOffice_project/60$Build-1</meta:generator>
    <meta:document-statistic meta:object-count="7"/>
  </office:meta>
</office:document-meta>
</file>